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celerated Mass Design </text:p>
      <text:p text:style-name="Standard"/>
      <text:p text:style-name="Standard">Firmengeschichte </text:p>
      <text:p text:style-name="Standard">Gegründet am Ende des Jahrhunderts baute sich Accelerated Mass Design schnell einen Ruf als High-End-Elektronikdesign und -tuning-Firma auf. AMD war verantwortlich für dutzende alltäglicher technologischer Gegenstände, die im öffentlichen Weltraumflug genutzt wurden, sowie für die kürzliche Entwicklung ihrer eigenen Raumschiffvariante, der Mustang Omega. </text:p>
      <text:p text:style-name="Standard"/>
      <text:p text:style-name="Standard">Im Jahre 2899 verließen Sander Katt und ein Team von sechs anderen Ingenieuren ihre Designpositionen bei Ayre Semisonic, um eine neue, auf Design fokussierte Firma zu gründen. Im Jahre 2901 veröffentlichte die Firma ihr erstes Produkt: die UE-9300 Erweiterungskarte. Entworfen für Betrieb nahe dem absoluten Nullpunkt, stellte die UE-9300 einen sofortigen Ersatz für das alternde CarthSys-Multidock dar und stachelte damit das kollektive Interesse von sowohl Luxus- als auch Militärraumschiffherstellern an.</text:p>
      <text:p text:style-name="Standard"/>
      <text:p text:style-name="Standard">In den ersten Jahren des Betriebs verschrieb sich Katt’s Team der Modernisierung und Effizienzerhöhung existierender Technologie. Im Jahr 2908 wurde dann ein spezifisches Büro gegründet, um die Produktionstechnologien anderer Firmen über ihre ursprünglichen Designlimitationen hinaus zu verbessern. AMD-Versionen von Allem, von Fluchtluken bis zu Laserkanonen, wurden bald zu gefragten Accessoires für den Schiffsbesitzer von Welt. </text:p>
      <text:p text:style-name="Standard"/>
      <text:p text:style-name="Standard">2920 unterschrieb das Konglomerat einen 20-jährigen Entwicklungsvertrag mit Anvil Aerospace, welcher zur Entwicklung von Verkabelungen für Militärraumschiffe im Austausch gegen exklusive Vermarktung führte. Während dies ursprünglich als unüblicher Deal für eine Firma galt, die sich als zivile Lifestyle-Marke etablieren wollte, wurde der Wert hinter dieser Vereinbarung schnell offensichtlich als Anvil damit begann, Zivilversionen der Hornet- und Gladiator-Reihen auf den Markt zu bringen. AMD scheffelte Milliarden, als Anvil-Schiffe die Markenwahrnehmung verstärkten und Anvil eine Expansion ihrer Technologie-Support-Kette benötigte. In den späten Dreißigern jedoch, tauchte langsam die Limitation des Anvil Deals auf. Die Nachfrage nach F7C-Hornets überstieg AMDs Kapazität, die internen Teile herzustellen, was dazu führte, dass Anvil manche Aufgaben an außenstehende Unternehmen auslagerte. Ihre Marke wurde dadurch nach und nach mit billigen Teilen von Zweitherstellern verbunden statt mit hochwertigen Komponenten und alle Prognosen deuteten darauf hin, dass AMDs eigene Produktion niemals mit der Raumschiffnachfrage mithalten könnte. Schließlich lehnte AMD das Angebot für eine Verlängerung des Vertrages für ein weiteres Jahrzehnt ab und aller Vorsicht zum Trotz arbeiteten sie fortan als Schiffskomponentenhersteller. </text:p>
      <text:p text:style-name="Standard"/>
      <text:p text:style-name="Standard">Voraus rennen </text:p>
      <text:p text:style-name="Standard">Um ihren Reiz am jungen Markt zu erneuern – nun frei vom exklusiven Anvil Deal – tat sich Accelerated Mass Design im Jahre 2940 mit Consolidated Outland während der frühen Phasen des Mustang-Entwicklungsprogramms zusammen. AMD finanzierte einen unbekannten, aber signifikanten, Teil von Koerners Raumschiff-Prototyping im Austausch gegen exklusive Vermarktungsrechte, um ihre eigene Rennvariante des Schiffs zu erstellen. </text:p>
      <text:p text:style-name="Standard"/>
      <text:p text:style-name="Standard">Das Unternehmen versetzte hierfür ein paar ihrer Top-Designer zu Silas Koerners Mustang Team. Bryce Halliday und Jennifer Aykers, die beide von MISC’s vielversprechendem Raumschiff-DesignBüro abgeworben wurden, unterstützten das Mustang-Team bei jedem Schritt des RaumschiffDesigns. Ingenieure berichteten, dass das Duo eine signifikante Rolle in der Erstellung des Mustang Lineups spielte, obwohl sie eigentlich nur technische Beobachter sein sollten. Halliday und Aykers verbrachten vier Jahre damit, die groben Grenzen auszutesten und fanden sich oft mit Koerners anspruĐhsvoller PersönliĐhkeit konfrontiert… aďer die Ergeďnisse ihrer Arďeit sprechen für sich.</text:p>
      <text:p text:style-name="Standard"><text:soft-page-break/>Auf sich allein gestellt, stellt die Mustang die Aurora von Roberts Space Industries schließlich in mehr als einem dutzend Kategorien in den Schatten, die wichtigsten davon sind Geschwindigkeit und Manövrierbarkeit. Die frühe Entscheidung für eine exklusive Rennversion hatte folgenden Effekt: Mustangs sind nun die erste Wahl junger Rennfahrer und allein die Verkäufe des „Gamma“-Modells scheinen die der Origin M50 im ersten Quartal auf dem Markt zu übersteigen. </text:p>
      <text:p text:style-name="Standard"/>
      <text:p text:style-name="Standard">Das bemerkenswerteste Feature des AMD-exklusiven Raumschiffs, welches schließlich Mustang Omega genannt wurde, ist der Zusatz eines aufgebohrten Treibstoffeinlasses für schnelleres Wasserstoff-Recycling. Dies erlaubt der Mustang die Verdopplung der Leistung des bisherigen BoostSystems, wodurch sich dessen Maximalgeschwindigkeit auf gerader Strecke signifikant erhöht. Kritiker merkten jedoch an, dass der Standard-Mustang-Renner, die Gamma, einfach eine „beschnittene“ Version von AMDs Omega sei. Die Wahrheit hingegen ist, dass die Gamma und die Omega unabhängig voneinander entwickelt wurden und die Existenz der Gamma überhaupt erst durch AMDs Verlangen nach der Verbindung mit dem Rennsport zustande kam. </text:p>
      <text:p text:style-name="Standard"/>
      <text:p text:style-name="Standard">In weiteren Bestrebungen, ein jüngeres und wohlhabenderes Raumschiff-kaufendes Publikum anzusprechen, nahm Accelerated Mass Design schließlich die Dienste des Underground-Künstlers „Sektor8“ in Anspruch, um ein charakteristisches „Cherry Pie Red“-Farbschema zu entwerfen, das dem der Origin M50, dem amtierenden Rennraumschiff, in Nichts nachstand. Im Bestreben, das AMD-Logo als Lifestyle-Zeichen zu etablieren, wird die Sigille heute sehr prominent auf der Schiffshülle platziert. „Sektor8“ bekam die verblüffende Summe von drei Millionen UEC für den Auftrag, die er an die Rettungsorganisation für aquatische Tiere auf Helios spendete. </text:p>
      <text:p text:style-name="Standard"/>
      <text:p text:style-name="Standard">Eine limitierte Zahl von Mustang Omega Hüllen wurde schließlich gebaut, von denen viele an TopRennteams vergeben wurden, sowie an vielversprechende Neulinge im Murray Cup. Sowohl Accelerated Mass Design als auch Consolidated Outland hoffen, dass sich dieses Investment im Jahre 2945 auszahlen wird, wenn die neuen leistungsstarken Mustangs souverän die obersten Plätze in allen namhaften Wettbewerben belegen sollen. Der einzige Grund, warum es keine Omega in einem Murray Cup gibt sei, meinte ein Firmensprecher, dass der diesjährige Wettbewerb noch nicht stattgefunden habe. </text:p>
      <text:p text:style-name="Standard"/>
      <text:p text:style-name="Standard">Die Zukunft </text:p>
      <text:p text:style-name="Standard">Die Bedingungen des Consolidated Outland-Deals sind unbekannt, aber das neue Auftauchen der AMD-gekennzeichneten Raketenpylonverbinder deutet darauf hin, dass der Vertrag nicht so einschränkend ist wie der Anvil-Vertrag. Industriegerüchte behaupten sogar, dass die Firma die Erfahrungen mit Consolidated Outland auf die nächste Stufe heben und ein eigenes Raumschiff designen will. Kürzliche Anstellungen neuer Mitarbeiter, die teilweise von RSI und MISC abgeworben wurden, scheinen diesen Plan zu untermauern. Können Accelerated Mass Design also ihr eigenes Raumschiff erschaffen oder sogar ein dediziertes Luxusfahrzeug in extrem limitierter Anzah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44S</meta:editing-duration>
    <meta:editing-cycles>3</meta:editing-cycles>
    <meta:generator>OpenOffice/4.1.6$Win32 OpenOffice.org_project/416m1$Build-9790</meta:generator>
    <dc:date>2020-11-16T13:45:05.73</dc:date>
    <meta:document-statistic meta:table-count="0" meta:image-count="0" meta:object-count="0" meta:page-count="2" meta:paragraph-count="15" meta:word-count="892" meta:character-count="6824"/>
    <dc:creator>Frank K.F Biedermann</dc:creator>
    <meta:user-defined meta:name="Info 1"/>
    <meta:user-defined meta:name="Info 2"/>
    <meta:user-defined meta:name="Info 3"/>
    <meta:user-defined meta:name="Info 4"/>
  </office:meta>
</office:document-meta>
</file>